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5" style:family="paragraph" style:parent-style-name="Heading_20_1" style:list-style-name="WWNum2"/>
    <style:style style:name="P26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Desarrollo Web en Entorno Cliente</text:span><text:span text:style-name="T2"><text:line-break/></text:span><text:span text:style-name="T3">UD 07. Almacenamiento en Javascript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Octubre 2020</text:span></text:p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6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20">2. </text:span><text:a xlink:type="simple" xlink:href="#_4q4ru79iy2ju" text:style-name="Index_20_Link" text:visited-style-name="Index_20_Link"><text:span text:style-name="T15">Actividad 2</text:span></text:a><text:span text:style-name="T15"><text:tab/>3</text:span></text:p>
          <text:p text:style-name="P20"><text:span text:style-name="T20">3. </text:span><text:a xlink:type="simple" xlink:href="#_rkthrk8h2kjp" text:style-name="Index_20_Link" text:visited-style-name="Index_20_Link"><text:span text:style-name="T15">Actividad 3</text:span></text:a><text:span text:style-name="T15"><text:tab/>3</text:span></text:p>
          <text:p text:style-name="P21"><text:span text:style-name="T20">4. </text:span><text:a xlink:type="simple" xlink:href="#_38awkmbxrd5h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8"><text:span text:style-name="T21">UD0</text:span><text:span text:style-name="T22">7</text:span><text:span text:style-name="T23">. Almacenamiento en Javascript</text:span><text:span text:style-name="T22"> - Actividades 01</text:span></text:p>
      <text:p text:style-name="P23"><text:span text:style-name="T16">📖 </text:span><text:span text:style-name="T27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7">Importante 2: </text:span>si en programación algo no sale a la primera... es totalmente normal. Es parte del aprendizaje. ¿Cómo crees que aprendieron los mejores programadores?</text:p>
      <text:list xml:id="list1846466216" text:style-name="WWNum2">
        <text:list-item>
          <text:p text:style-name="P25"><text:bookmark text:name="_4owcmsjlyn6b"/>Actividad 1</text:p>
        </text:list-item>
      </text:list>
      <text:p text:style-name="P22">Medita si usando Javascript en una página remota (por ejemplo mediante un fallo de seguridad XSS <text:a xlink:type="simple" xlink:href="https://es.wikipedia.org/wiki/Cross-site_scripting" text:style-name="ListLabel_20_10" text:visited-style-name="ListLabel_20_10"><text:span text:style-name="T28">https://es.wikipedia.org/wiki/Cross-site_scripting</text:span></text:a> ) y las funciones de acceso a cookies/LocalStorage, se podría robar información de cookies/LocalStorage por parte de un tercero. ¿Cómo podría hacerse? Comparte tu respuesta en el foro.</text:p>
      <text:p text:style-name="P22">Algunos enlaces útiles:</text:p>
      <text:p text:style-name="P22"><text:a xlink:type="simple" xlink:href="http://michael-coates.blogspot.com/2010/07/html5-local-storage-and-xss.html" text:style-name="ListLabel_20_10" text:visited-style-name="ListLabel_20_10"><text:span text:style-name="T28">http://michael-coates.blogspot.com/2010/07/html5-local-storage-and-xss.html</text:span></text:a></text:p>
      <text:p text:style-name="P22"><text:a xlink:type="simple" xlink:href="https://null-byte.wonderhowto.com/how-to/write-xss-cookie-stealer-javascript-steal-passwords-0180833/" text:style-name="ListLabel_20_10" text:visited-style-name="ListLabel_20_10"><text:span text:style-name="T28">https://null-byte.wonderhowto.com/how-to/write-xss-cookie-stealer-javascript-steal-passwords-0180833/</text:span></text:a></text:p>
      <text:p text:style-name="P22">Si encuentras enlaces interesantes sobre el tema… ¡ Compartelos en el foro !</text:p>
      <text:list xml:id="list40111448141630" text:continue-numbering="true" text:style-name="WWNum2">
        <text:list-item>
          <text:p text:style-name="P25"><text:bookmark text:name="_4q4ru79iy2ju"/>Actividad 2</text:p>
        </text:list-item>
      </text:list>
      <text:p text:style-name="P22">Realiza una Web que almacene en una cookie el número de visitas que has realizado, incrementado el valor del número de visitas a cada visita realizada. La web debe tener una interfaz para visualizar el contenido de la cookie y para eliminar la cookie. ¿Sería más sencillo y potente hacerlo con localStorage? Comparte tu respuesta en el foro.</text:p>
      <text:list xml:id="list40111881727270" text:continue-numbering="true" text:style-name="WWNum2">
        <text:list-item>
          <text:p text:style-name="P25"><text:bookmark text:name="_rkthrk8h2kjp"/>Actividad 3</text:p>
        </text:list-item>
      </text:list>
      <text:p text:style-name="P22">Realiza el ejercicio anterior usando LocalStorage.</text:p>
      <text:list xml:id="list40110457947206" text:continue-numbering="true" text:style-name="WWNum2">
        <text:list-item>
          <text:p text:style-name="P25"><text:bookmark text:name="_38awkmbxrd5h"/>Autores (en orden alfabético)</text:p>
        </text:list-item>
      </text:list>
      <text:p text:style-name="P22">A continuación ofrecemos en orden alfabético el listado de autores que han hecho aportaciones a este documento:</text:p>
      <text:list xml:id="list2085735316" text:style-name="WWNum1">
        <text:list-item>
          <text:p text:style-name="P24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7</text:span><text:span text:style-name="MT1">. </text:span><text:span text:style-name="MT2">Almacenamiento en Javascript</text:span><text:span text:style-name="MT1">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7 - Página</text:span><text:span text:style-name="MT1">.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3" meta:word-count="363" meta:character-count="2448" meta:non-whitespace-character-count="2118"/>
    <meta:generator>LibreOfficeDev/6.0.5.2$Linux_X86_64 LibreOffice_project/</meta:generator>
  </office:meta>
</office:document-meta>
</file>